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98e" officeooo:paragraph-rsid="000a2e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őre forward</text:p>
      <text:p text:style-name="P1">hátra back</text:p>
      <text:p text:style-name="P1">balra left</text:p>
      <text:p text:style-name="P1">jobbra r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7:25:16.103095299</meta:creation-date>
    <dc:date>2016-06-13T22:55:25.136155702</dc:date>
    <meta:editing-duration>PT5H15M8S</meta:editing-duration>
    <meta:editing-cycles>1</meta:editing-cycles>
    <meta:document-statistic meta:table-count="0" meta:image-count="0" meta:object-count="0" meta:page-count="1" meta:paragraph-count="4" meta:word-count="8" meta:character-count="45" meta:non-whitespace-character-count="41"/>
    <meta:generator>LibreOffice/5.0.5.2$Linux_X86_64 LibreOffice_project/00m0$Build-2</meta:generator>
  </office:meta>
</office:document-meta>
</file>